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/>
    </style:style>
    <style:style style:name="T4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/>
    </style:style>
    <style:style style:name="T11" style:family="text">
      <style:text-properties style:font-style-asian="normal"/>
    </style:style>
    <style:style style:name="T12" style:family="text">
      <style:text-properties style:font-weight-asian="normal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221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Modificación en tablas “asignacion_estudiante_carrera<text:span text:style-name="T2">” </text:span><text:span text:style-name="T9">y</text:span><text:span text:style-name="T2"> “carrera”</text:span></text:h>
      <text:p text:style-name="P2"/>
      <text:list xml:id="list1363916268" text:style-name="L1">
        <text:list-item>
          <text:p text:style-name="P8"><text:span text:style-name="T4">Se eliminó el campo </text:span><text:span text:style-name="T7">“inscripcion”</text:span><text:span text:style-name="T4"> en la tabla estudiante y se agregó en la tabla </text:span><text:span text:style-name="T7">“asignacion_estudiante_carrera”</text:span><text:span text:style-name="T4">.</text:span></text:p>
          <text:p text:style-name="P7"/>
          <text:p text:style-name="P7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ario Batres</meta:initial-creator>
    <meta:creation-date>2011-02-16T01:03:46</meta:creation-date>
    <dc:date>2011-04-18T18:05:34</dc:date>
    <dc:creator>Mario Batres</dc:creator>
    <meta:editing-duration>PT01H01M11S</meta:editing-duration>
    <meta:editing-cycles>16</meta:editing-cycles>
    <meta:generator>OpenOffice.org/3.1$Unix OpenOffice.org_project/310m19$Build-9420</meta:generator>
    <meta:document-statistic meta:table-count="0" meta:image-count="0" meta:object-count="0" meta:page-count="1" meta:paragraph-count="6" meta:word-count="38" meta:character-count="248"/>
  </office:meta>
</office:document-meta>
</file>